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d01" officeooo:paragraph-rsid="0014bd01"/>
    </style:style>
    <style:style style:name="T1" style:family="text">
      <style:text-properties officeooo:rsid="00133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</text:p>
      <text:p text:style-name="P1"/>
      <text:p text:style-name="Standard"><text:span text:style-name="T1">01.</text:span>Choose 20 subject areas</text:p>
      <text:p text:style-name="Standard"><text:span text:style-name="T1">02.</text:span>Select 10 Sub-domain from each subject areas.</text:p>
      <text:p text:style-name="Standard">03.Select Top 10 journals for each subdomain</text:p>
      <text:p text:style-name="Standard">04.Parse and map 20 keywords for each</text:p>
      <text:p text:style-name="Standard">05.Add sub-domain label to all the articles in the database (using matched keywords and journals)</text:p>
      <text:p text:style-name="Standard">06.Rank top 100 institutions based on number of articles with mapped sub-domain</text:p>
      <text:p text:style-name="Standard">07.Make 2000( 20 subject x 20 sub-domain x 10 journals) JSON files using above tables</text:p>
      <text:p text:style-name="Standard">08.JSON files should be stored and Bot templates</text:p>
      <text:p text:style-name="Standard">09.Comment your code and notebooks, make help pages</text:p>
      <text:p text:style-name="Standard">10. 10-15 slides presentation about your process and resul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0:55:03.931747009</meta:creation-date>
    <dc:date>2021-07-05T11:45:04.133416271</dc:date>
    <meta:editing-duration>PT39M49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1" meta:paragraph-count="11" meta:word-count="93" meta:character-count="579" meta:non-whitespace-character-count="497"/>
  </office:meta>
</office:document-meta>
</file>